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3.792cm"/>
    </style:style>
    <style:style style:name="co4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2.858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4.593cm"/>
    </style:style>
    <style:style style:name="co10" style:family="table-column">
      <style:table-column-properties fo:break-before="auto" style:column-width="4.05cm"/>
    </style:style>
    <style:style style:name="co11" style:family="table-column">
      <style:table-column-properties fo:break-before="auto" style:column-width="25.3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67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ff99ff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cfe7f5"/>
    </style:style>
    <style:style style:name="ce8" style:family="table-cell" style:parent-style-name="Default">
      <style:table-cell-properties fo:background-color="#99cccc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>
      <style:table-cell-properties fo:background-color="#ff950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37"/>
    <style:style style:name="ce16" style:family="table-cell" style:parent-style-name="Default" style:data-style-name="N50"/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 office:value-type="string">
            <text:p>TABLE</text:p>
          </table:table-cell>
          <table:table-cell office:value-type="string">
            <text:p>NOM</text:p>
          </table:table-cell>
          <table:table-cell office:value-type="string">
            <text:p>TYPE</text:p>
          </table:table-cell>
          <table:table-cell office:value-type="string">
            <text:p>PK</text:p>
          </table:table-cell>
          <table:table-cell office:value-type="string">
            <text:p>UNIQUE</text:p>
          </table:table-cell>
          <table:table-cell office:value-type="string">
            <text:p>NULL ?</text:p>
          </table:table-cell>
          <table:table-cell office:value-type="string">
            <text:p>DEFAULT</text:p>
          </table:table-cell>
          <table:table-cell office:value-type="string">
            <text:p>DESCRIPTION</text:p>
          </table:table-cell>
          <table:table-cell office:value-type="string">
            <text:p>EXEMPLE</text:p>
          </table:table-cell>
          <table:table-cell office:value-type="string">
            <text:p>CONTRAINTES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id_user</text:p>
          </table:table-cell>
          <table:table-cell office:value-type="string">
            <text:p>INTEGER</text:p>
          </table:table-cell>
          <table:table-cell office:value-type="string">
            <text:p>PK</text:p>
          </table:table-cell>
          <table:table-cell/>
          <table:table-cell office:value-type="string">
            <text:p>NOT NULL</text:p>
          </table:table-cell>
          <table:table-cell office:value-type="string">
            <text:p>identity</text:p>
          </table:table-cell>
          <table:table-cell office:value-type="string">
            <text:p>Identifiant technique</text:p>
          </table:table-cell>
          <table:table-cell office:value-type="float" office:value="1">
            <text:p>1</text:p>
          </table:table-cell>
          <table:table-cell office:value-type="string">
            <text:p>PRIMARY KEY, auto-incrément</text:p>
          </table:table-cell>
        </table:table-row>
        <table:table-row table:style-name="ro2">
          <table:table-cell office:value-type="string">
            <text:p>utilisateur</text:p>
          </table:table-cell>
          <table:table-cell office:value-type="string">
            <text:p>email</text:p>
          </table:table-cell>
          <table:table-cell table:style-name="ce12" office:value-type="string">
            <text:p>VARCHAR(150)</text:p>
          </table:table-cell>
          <table:table-cell/>
          <table:table-cell office:value-type="string">
            <text:p>UNIQUE</text:p>
          </table:table-cell>
          <table:table-cell office:value-type="string">
            <text:p>NOT NULL</text:p>
          </table:table-cell>
          <table:table-cell/>
          <table:table-cell table:style-name="ce13" office:value-type="string">
            <text:p>Email de connexion</text:p>
          </table:table-cell>
          <table:table-cell office:value-type="string">
            <text:p><text:a xlink:href="mailto:sebastien.cantrelle@hotmail.fr">sebastien.cantrelle@hotmail.fr</text:a></text:p>
          </table:table-cell>
          <table:table-cell office:value-type="string">
            <text:p>LENGTH ≤ 150; format email ^[A-Za-z0-9._%+\-]+@[A-Za-z0-9.\-]+\.[A-Za-z]{2,}$; unicité logique (uniquement si deleted_at IS NULL) ; insensibilité casse (LOWER(email))</text:p>
          </table:table-cell>
        </table:table-row>
        <table:table-row table:style-name="ro3">
          <table:table-cell office:value-type="string">
            <text:p>utilisateur</text:p>
          </table:table-cell>
          <table:table-cell office:value-type="string">
            <text:p>password_hash</text:p>
          </table:table-cell>
          <table:table-cell office:value-type="string">
            <text:p>VARCHAR(255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table:style-name="ce11" office:value-type="string">
            <text:p>Hash du mot de passe (Bcrypt/Argon2)</text:p>
          </table:table-cell>
          <table:table-cell office:value-type="string">
            <text:p>$2a$10$…</text:p>
          </table:table-cell>
          <table:table-cell table:style-name="ce11" office:value-type="string">
            <text:p>LENGTH ≤ 255 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prenom</text:p>
          </table:table-cell>
          <table:table-cell office:value-type="string">
            <text:p>VARCHAR(100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Prénom</text:p>
          </table:table-cell>
          <table:table-cell office:value-type="string">
            <text:p>Sébastien</text:p>
          </table:table-cell>
          <table:table-cell office:value-type="string">
            <text:p>LENGTH ≤ 100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NOM</text:p>
          </table:table-cell>
          <table:table-cell office:value-type="string">
            <text:p>VARCHAR(100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Nom</text:p>
          </table:table-cell>
          <table:table-cell office:value-type="string">
            <text:p>Cantrelle</text:p>
          </table:table-cell>
          <table:table-cell office:value-type="string">
            <text:p>LENGTH ≤ 100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telephone</text:p>
          </table:table-cell>
          <table:table-cell office:value-type="string">
            <text:p>VARCHAR(20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Numéro (E.164)</text:p>
          </table:table-cell>
          <table:table-cell office:value-type="string">
            <text:p>« +33629464593 »</text:p>
          </table:table-cell>
          <table:table-cell office:value-type="string">
            <text:p>LENGTH ≤ 20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actif</text:p>
          </table:table-cell>
          <table:table-cell office:value-type="string">
            <text:p>BOLEEAN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true</text:p>
          </table:table-cell>
          <table:table-cell office:value-type="string">
            <text:p>Compte actif /inactif</text:p>
          </table:table-cell>
          <table:table-cell office:value-type="string">
            <text:p>true</text:p>
          </table:table-cell>
          <table:table-cell office:value-type="string">
            <text:p>true ou false restriction de l'utilisateur par l'admin ou gestionnaire ou ecole, pyramidale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cre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ate de création</text:p>
          </table:table-cell>
          <table:table-cell office:value-type="string">
            <text:p>2025-11-07…</text:p>
          </table:table-cell>
          <table:table-cell/>
        </table:table-row>
        <table:table-row table:style-name="ro1">
          <table:table-cell/>
          <table:table-cell office:value-type="string">
            <text:p>uptd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profil update à :</text:p>
          </table:table-cell>
          <table:table-cell office:value-type="string">
            <text:p>2025-11-07…</text:p>
          </table:table-cell>
          <table:table-cell/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email_verified</text:p>
          </table:table-cell>
          <table:table-cell office:value-type="string">
            <text:p>BOLEEAN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false</text:p>
          </table:table-cell>
          <table:table-cell office:value-type="string">
            <text:p>Email vérifié ?</text:p>
          </table:table-cell>
          <table:table-cell office:value-type="string">
            <text:p>false</text:p>
          </table:table-cell>
          <table:table-cell office:value-type="string">
            <text:p>sera false par defaut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telephone_verified</text:p>
          </table:table-cell>
          <table:table-cell office:value-type="string">
            <text:p>BOLEEAN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false</text:p>
          </table:table-cell>
          <table:table-cell office:value-type="string">
            <text:p>télèphone vérifié</text:p>
          </table:table-cell>
          <table:table-cell office:value-type="string">
            <text:p>false</text:p>
          </table:table-cell>
          <table:table-cell office:value-type="string">
            <text:p>sera false par defaut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avatar_path</text:p>
          </table:table-cell>
          <table:table-cell office:value-type="string">
            <text:p>VARCHAR(255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Chemin / URL de l'avatar</text:p>
          </table:table-cell>
          <table:table-cell office:value-type="string">
            <text:p>/photo/1/maphoto.png</text:p>
          </table:table-cell>
          <table:table-cell office:value-type="string">
            <text:p>format png ou jpeg ≤ 1 mo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adresse_l1</text:p>
          </table:table-cell>
          <table:table-cell office:value-type="string">
            <text:p>VARCHAR(200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Adresse (ligne1)</text:p>
          </table:table-cell>
          <table:table-cell office:value-type="string">
            <text:p>20 rue jule barnie</text:p>
          </table:table-cell>
          <table:table-cell office:value-type="string">
            <text:p>LENGTH ≤ 200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adresse_l2</text:p>
          </table:table-cell>
          <table:table-cell office:value-type="string">
            <text:p>VARCHAR(200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Complement d'adresse</text:p>
          </table:table-cell>
          <table:table-cell office:value-type="string">
            <text:p>Appt. 12</text:p>
          </table:table-cell>
          <table:table-cell office:value-type="string">
            <text:p>LENGTH ≤ 200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code_postal</text:p>
          </table:table-cell>
          <table:table-cell office:value-type="string">
            <text:p>VARCHAR(10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Code postal</text:p>
          </table:table-cell>
          <table:table-cell office:value-type="float" office:value="80000">
            <text:p>80000</text:p>
          </table:table-cell>
          <table:table-cell office:value-type="string">
            <text:p>LENGTH ≤ 10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ville</text:p>
          </table:table-cell>
          <table:table-cell office:value-type="string">
            <text:p>VARCHAR(120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Ville</text:p>
          </table:table-cell>
          <table:table-cell office:value-type="string">
            <text:p>Amiens</text:p>
          </table:table-cell>
          <table:table-cell office:value-type="string">
            <text:p>LENGTH ≤ 20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pays_code</text:p>
          </table:table-cell>
          <table:table-cell office:value-type="string">
            <text:p>CHAR(2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Code pays ISO-3166-1 alpha-2</text:p>
          </table:table-cell>
          <table:table-cell office:value-type="string">
            <text:p>FR</text:p>
          </table:table-cell>
          <table:table-cell office:value-type="string">
            <text:p>si non NULL : UPPERCASE, LENGTH = 2 (FR, BE, …)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lat</text:p>
          </table:table-cell>
          <table:table-cell office:value-type="string">
            <text:p>NUMERIC(9,6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Latitude(GPS)</text:p>
          </table:table-cell>
          <table:table-cell office:value-type="string">
            <text:p>49.8894279</text:p>
          </table:table-cell>
          <table:table-cell office:value-type="string">
            <text:p>si non NULL : -90 ≤ lat ≤ 90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lon</text:p>
          </table:table-cell>
          <table:table-cell office:value-type="string">
            <text:p>NUMERIC(9,6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Longitude(GPS)</text:p>
          </table:table-cell>
          <table:table-cell office:value-type="string">
            <text:p>2.3096789</text:p>
          </table:table-cell>
          <table:table-cell table:style-name="ce11" office:value-type="string">
            <text:p>si non NULL : -180 ≤ lon ≤ 180 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upd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erniere mise à jour10/11/2025</text:p>
          </table:table-cell>
          <table:table-cell office:value-type="string">
            <text:p>2025-11-07…</text:p>
          </table:table-cell>
          <table:table-cell office:value-type="string">
            <text:p>MAJ auto via trigger BEFORE UPDATE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last_login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Dernière Connexion</text:p>
          </table:table-cell>
          <table:table-cell office:value-type="string">
            <text:p>2025-11-07…</text:p>
          </table:table-cell>
          <table:table-cell office:value-type="string">
            <text:p>Date et heure de la dernière conexion de l'utilisateur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password_upd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Dernier changement de MDP</text:p>
          </table:table-cell>
          <table:table-cell office:value-type="string">
            <text:p>2025-11-07…</text:p>
          </table:table-cell>
          <table:table-cell office:value-type="string">
            <text:p>date du dernier changgement de mot de passe de l'utilisateur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failed_login_attempts</text:p>
          </table:table-cell>
          <table:table-cell office:value-type="string">
            <text:p>SMALLINT</text:p>
          </table:table-cell>
          <table:table-cell table:number-columns-repeated="2"/>
          <table:table-cell office:value-type="string">
            <text:p>NOTNULL</text:p>
          </table:table-cell>
          <table:table-cell/>
          <table:table-cell office:value-type="string">
            <text:p>Tentative de connexion ratées</text:p>
          </table:table-cell>
          <table:table-cell office:value-type="float" office:value="2">
            <text:p>2</text:p>
          </table:table-cell>
          <table:table-cell office:value-type="string">
            <text:p>≤5 si supérieur l'utilisateur recevra une notification par mail l'invitant a changer son password_hash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locked_until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Verouillage temporaire</text:p>
          </table:table-cell>
          <table:table-cell office:value-type="string">
            <text:p>2025-11-07…</text:p>
          </table:table-cell>
          <table:table-cell office:value-type="string">
            <text:p>verouillez j'usqu'a, limitation des droit de l'utilisateur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preferences_json</text:p>
          </table:table-cell>
          <table:table-cell office:value-type="string">
            <text:p>JSONB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Preferences (cle/valeur)</text:p>
          </table:table-cell>
          <table:table-cell office:value-type="string">
            <text:p>{ ''mode:dark''}</text:p>
          </table:table-cell>
          <table:table-cell office:value-type="string">
            <text:p>json Valide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terms_accep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table:style-name="ce13" office:value-type="string">
            <text:p>Date acceptation CGU</text:p>
          </table:table-cell>
          <table:table-cell office:value-type="string">
            <text:p>2025-11-07…</text:p>
          </table:table-cell>
          <table:table-cell/>
        </table:table-row>
        <table:table-row table:style-name="ro4">
          <table:table-cell office:value-type="string">
            <text:p>utilisateur</text:p>
          </table:table-cell>
          <table:table-cell office:value-type="string">
            <text:p>privacy_consent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table:style-name="ce11" office:value-type="string">
            <text:p>Date consentement regle RGPD</text:p>
          </table:table-cell>
          <table:table-cell office:value-type="string">
            <text:p>2025-11-07…</text:p>
          </table:table-cell>
          <table:table-cell/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dele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Supression logique (soft delete)</text:p>
          </table:table-cell>
          <table:table-cell office:value-type="string">
            <text:p>2025-11-07…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2" office:value-type="string">
            <text:p>Role</text:p>
          </table:table-cell>
          <table:table-cell office:value-type="string">
            <text:p>id_role</text:p>
          </table:table-cell>
          <table:table-cell office:value-type="string">
            <text:p>INTEGER</text:p>
          </table:table-cell>
          <table:table-cell office:value-type="string">
            <text:p>PK</text:p>
          </table:table-cell>
          <table:table-cell/>
          <table:table-cell office:value-type="string">
            <text:p>NOT NULL</text:p>
          </table:table-cell>
          <table:table-cell office:value-type="string">
            <text:p>identity</text:p>
          </table:table-cell>
          <table:table-cell office:value-type="string">
            <text:p>Identifiant technique</text:p>
          </table:table-cell>
          <table:table-cell office:value-type="float" office:value="1">
            <text:p>1</text:p>
          </table:table-cell>
          <table:table-cell office:value-type="string">
            <text:p>PRIMARY KEY, auto-incrément</text:p>
          </table:table-cell>
        </table:table-row>
        <table:table-row table:style-name="ro1">
          <table:table-cell table:style-name="ce2" office:value-type="string">
            <text:p>Role</text:p>
          </table:table-cell>
          <table:table-cell office:value-type="string">
            <text:p>code</text:p>
          </table:table-cell>
          <table:table-cell office:value-type="string">
            <text:p>VARCHAR(30)</text:p>
          </table:table-cell>
          <table:table-cell/>
          <table:table-cell office:value-type="string">
            <text:p>UNIQUE</text:p>
          </table:table-cell>
          <table:table-cell office:value-type="string">
            <text:p>NOT NULL</text:p>
          </table:table-cell>
          <table:table-cell/>
          <table:table-cell office:value-type="string">
            <text:p>Code fonctionnel</text:p>
          </table:table-cell>
          <table:table-cell office:value-type="string">
            <text:p>ADMIN</text:p>
          </table:table-cell>
          <table:table-cell office:value-type="string">
            <text:p>CHAR_LENGTH(code) ≤ 30 ; UNIQUE(code) ; CHECK (code = UPPER(code)) ; valeurs attendues: ADMIN, GESTIONNAIRE, FORMATEUR, ECOLE</text:p>
          </table:table-cell>
        </table:table-row>
        <table:table-row table:style-name="ro1">
          <table:table-cell table:style-name="ce2" office:value-type="string">
            <text:p>Role</text:p>
          </table:table-cell>
          <table:table-cell office:value-type="string">
            <text:p>libelle</text:p>
          </table:table-cell>
          <table:table-cell office:value-type="string">
            <text:p>VARCHAR(100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table:style-name="ce14" office:value-type="string">
            <text:p>Libellé lisible</text:p>
          </table:table-cell>
          <table:table-cell office:value-type="string">
            <text:p>Administrateur</text:p>
          </table:table-cell>
          <table:table-cell office:value-type="string">
            <text:p>CHAR_LENGTH(libelle) ≤ 100</text:p>
          </table:table-cell>
        </table:table-row>
        <table:table-row table:style-name="ro1">
          <table:table-cell table:style-name="ce2" office:value-type="string">
            <text:p>Role</text:p>
          </table:table-cell>
          <table:table-cell office:value-type="string">
            <text:p>description</text:p>
          </table:table-cell>
          <table:table-cell office:value-type="string">
            <text:p>VARCHAR(255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Détails Optionnels</text:p>
          </table:table-cell>
          <table:table-cell office:value-type="string">
            <text:p>Droits complets</text:p>
          </table:table-cell>
          <table:table-cell office:value-type="string">
            <text:p>LENGTH ≤ 255 </text:p>
          </table:table-cell>
        </table:table-row>
        <table:table-row table:style-name="ro1">
          <table:table-cell table:style-name="ce2" office:value-type="string">
            <text:p>Role</text:p>
          </table:table-cell>
          <table:table-cell office:value-type="string">
            <text:p>actif</text:p>
          </table:table-cell>
          <table:table-cell office:value-type="string">
            <text:p>BOOLEAN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true</text:p>
          </table:table-cell>
          <table:table-cell office:value-type="string">
            <text:p>Role utilisable</text:p>
          </table:table-cell>
          <table:table-cell office:value-type="string">
            <text:p>true</text:p>
          </table:table-cell>
          <table:table-cell office:value-type="string">
            <text:p>sera true par default, actif a l'inscription</text:p>
          </table:table-cell>
        </table:table-row>
        <table:table-row table:style-name="ro1">
          <table:table-cell table:style-name="ce2" office:value-type="string">
            <text:p>Role</text:p>
          </table:table-cell>
          <table:table-cell office:value-type="string">
            <text:p>cre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Création</text:p>
          </table:table-cell>
          <table:table-cell office:value-type="string">
            <text:p>2025-11-07…</text:p>
          </table:table-cell>
          <table:table-cell office:value-type="string">
            <text:p>date de création DEFAULT now()</text:p>
          </table:table-cell>
        </table:table-row>
        <table:table-row table:style-name="ro1">
          <table:table-cell table:style-name="ce2" office:value-type="string">
            <text:p>Role</text:p>
          </table:table-cell>
          <table:table-cell office:value-type="string">
            <text:p>uptade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ernirere mise à jour</text:p>
          </table:table-cell>
          <table:table-cell office:value-type="string">
            <text:p>2025-11-07…</text:p>
          </table:table-cell>
          <table:table-cell office:value-type="string">
            <text:p>DEFAULT now() ; trigger updated_at = now() recommandé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3" office:value-type="string">
            <text:p>utiisateur_role</text:p>
          </table:table-cell>
          <table:table-cell office:value-type="string">
            <text:p>id_user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/>
          <table:table-cell office:value-type="string">
            <text:p>NOTNULL</text:p>
          </table:table-cell>
          <table:table-cell/>
          <table:table-cell office:value-type="string">
            <text:p>FK vers utilisateur.id_user</text:p>
          </table:table-cell>
          <table:table-cell office:value-type="float" office:value="12">
            <text:p>12</text:p>
          </table:table-cell>
          <table:table-cell office:value-type="string">
            <text:p>FOREIGN KEY → utilisateur(id_user) ON UPDATE CASCADE ON DELETE CASCADE</text:p>
          </table:table-cell>
        </table:table-row>
        <table:table-row table:style-name="ro1">
          <table:table-cell table:style-name="ce3" office:value-type="string">
            <text:p>utiisateur_role</text:p>
          </table:table-cell>
          <table:table-cell office:value-type="string">
            <text:p>id_role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/>
          <table:table-cell office:value-type="string">
            <text:p>NOT NULL</text:p>
          </table:table-cell>
          <table:table-cell/>
          <table:table-cell office:value-type="string">
            <text:p>FK vers role.id_role</text:p>
          </table:table-cell>
          <table:table-cell office:value-type="float" office:value="1">
            <text:p>1</text:p>
          </table:table-cell>
          <table:table-cell office:value-type="string">
            <text:p>FOREIGN KEY → role(id_role) ON UPDATE CASCADE ON DELETE RESTRICT</text:p>
          </table:table-cell>
        </table:table-row>
        <table:table-row table:style-name="ro1">
          <table:table-cell table:style-name="ce3" office:value-type="string">
            <text:p>utiisateur_role</text:p>
          </table:table-cell>
          <table:table-cell office:value-type="string">
            <text:p>cre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ate d'attribution</text:p>
          </table:table-cell>
          <table:table-cell office:value-type="string">
            <text:p>2025-11-07…</text:p>
          </table:table-cell>
          <table:table-cell office:value-type="string">
            <text:p>DEFAULT now()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4" office:value-type="string">
            <text:p>refresh_token</text:p>
          </table:table-cell>
          <table:table-cell office:value-type="string">
            <text:p>id_token</text:p>
          </table:table-cell>
          <table:table-cell office:value-type="string">
            <text:p>UUID</text:p>
          </table:table-cell>
          <table:table-cell office:value-type="string">
            <text:p>PK</text:p>
          </table:table-cell>
          <table:table-cell/>
          <table:table-cell office:value-type="string">
            <text:p>NOT NULL</text:p>
          </table:table-cell>
          <table:table-cell/>
          <table:table-cell office:value-type="string">
            <text:p>Identifiant technique du token</text:p>
          </table:table-cell>
          <table:table-cell table:style-name="ce13" office:value-type="float" office:value="1">
            <text:p>1</text:p>
          </table:table-cell>
          <table:table-cell table:style-name="ce11" office:value-type="string">
            <text:p>PRIMARY KEY ; UNIQUE(id_refresh_token)</text:p>
          </table:table-cell>
        </table:table-row>
        <table:table-row table:style-name="ro1">
          <table:table-cell table:style-name="ce4" office:value-type="string">
            <text:p>refresh_token</text:p>
          </table:table-cell>
          <table:table-cell office:value-type="string">
            <text:p>id_user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/>
          <table:table-cell office:value-type="string">
            <text:p>NOT NULL</text:p>
          </table:table-cell>
          <table:table-cell/>
          <table:table-cell office:value-type="string">
            <text:p>FK vers utilisateur.id_user</text:p>
          </table:table-cell>
          <table:table-cell table:style-name="ce11" office:value-type="float" office:value="12">
            <text:p>12</text:p>
          </table:table-cell>
          <table:table-cell office:value-type="string">
            <text:p>FOREIGN KEY → utilisateur(id_user) ON UPDATE CASCADE ON DELETE CASCADE</text:p>
          </table:table-cell>
        </table:table-row>
        <table:table-row table:style-name="ro1">
          <table:table-cell table:style-name="ce4" office:value-type="string">
            <text:p>refresh_token</text:p>
          </table:table-cell>
          <table:table-cell office:value-type="string">
            <text:p>token</text:p>
          </table:table-cell>
          <table:table-cell office:value-type="string">
            <text:p>VARCHAR(512)</text:p>
          </table:table-cell>
          <table:table-cell/>
          <table:table-cell office:value-type="string">
            <text:p>UNIQUE</text:p>
          </table:table-cell>
          <table:table-cell office:value-type="string">
            <text:p>NOTNULL</text:p>
          </table:table-cell>
          <table:table-cell/>
          <table:table-cell office:value-type="string">
            <text:p>Jeton opaque (stocké chiffré/hashed)</text:p>
          </table:table-cell>
          <table:table-cell office:value-type="string">
            <text:p>9fbd…</text:p>
          </table:table-cell>
          <table:table-cell office:value-type="string">
            <text:p>CHAR_LENGTH(token) ≤ 512 ; UNIQUE(token)</text:p>
          </table:table-cell>
        </table:table-row>
        <table:table-row table:style-name="ro1">
          <table:table-cell table:style-name="ce4" office:value-type="string">
            <text:p>refresh_token</text:p>
          </table:table-cell>
          <table:table-cell office:value-type="string">
            <text:p>issu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ate d'emission</text:p>
          </table:table-cell>
          <table:table-cell office:value-type="string">
            <text:p>2025-11-07…</text:p>
          </table:table-cell>
          <table:table-cell office:value-type="string">
            <text:p>issued_at ≤ expires_at</text:p>
          </table:table-cell>
        </table:table-row>
        <table:table-row table:style-name="ro1">
          <table:table-cell table:style-name="ce4" office:value-type="string">
            <text:p>refresh_token</text:p>
          </table:table-cell>
          <table:table-cell office:value-type="string">
            <text:p>expires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table:style-name="ce11" office:value-type="string">
            <text:p>Date d’expiration </text:p>
          </table:table-cell>
          <table:table-cell office:value-type="string">
            <text:p>2025-11-07…</text:p>
          </table:table-cell>
          <table:table-cell office:value-type="string">
            <text:p>CHECK (expires_at &gt; created_at) (ou validé côté applicatif)</text:p>
          </table:table-cell>
        </table:table-row>
        <table:table-row table:style-name="ro1">
          <table:table-cell table:style-name="ce4" office:value-type="string">
            <text:p>refresh_token</text:p>
          </table:table-cell>
          <table:table-cell office:value-type="string">
            <text:p>revoked</text:p>
          </table:table-cell>
          <table:table-cell office:value-type="string">
            <text:p>BOLEEAN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false</text:p>
          </table:table-cell>
          <table:table-cell office:value-type="string">
            <text:p>Révocation logique</text:p>
          </table:table-cell>
          <table:table-cell office:value-type="string">
            <text:p>false</text:p>
          </table:table-cell>
          <table:table-cell office:value-type="string">
            <text:p>DEFAULT false ; Partial UNIQUE UNIQUE (id_ordre_mission) WHERE (retenu = true) (au plus un trajet retenu par OM)</text:p>
          </table:table-cell>
        </table:table-row>
        <table:table-row table:style-name="ro1">
          <table:table-cell table:style-name="ce4" office:value-type="string">
            <text:p>refresh_token</text:p>
          </table:table-cell>
          <table:table-cell office:value-type="string">
            <text:p>user_agent</text:p>
          </table:table-cell>
          <table:table-cell office:value-type="string">
            <text:p>VARCHAR(255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user agent informatif</text:p>
          </table:table-cell>
          <table:table-cell office:value-type="string">
            <text:p>Linux 92...</text:p>
          </table:table-cell>
          <table:table-cell office:value-type="string">
            <text:p>LENGTH ≤ 255 </text:p>
          </table:table-cell>
        </table:table-row>
        <table:table-row table:style-name="ro1">
          <table:table-cell table:style-name="ce4" office:value-type="string">
            <text:p>refresh_token</text:p>
          </table:table-cell>
          <table:table-cell office:value-type="string">
            <text:p>ip_address</text:p>
          </table:table-cell>
          <table:table-cell office:value-type="string">
            <text:p>VARCHAR(45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Ipv4/IPv6</text:p>
          </table:table-cell>
          <table:table-cell office:value-type="string">
            <text:p>2a01:cb10:…</text:p>
          </table:table-cell>
          <table:table-cell office:value-type="string">
            <text:p>LENGTH ≤ 45</text:p>
          </table:table-cell>
        </table:table-row>
        <table:table-row table:style-name="ro1">
          <table:table-cell table:style-name="ce4" office:value-type="string">
            <text:p>refresh_token</text:p>
          </table:table-cell>
          <table:table-cell office:value-type="string">
            <text:p>cre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Création</text:p>
          </table:table-cell>
          <table:table-cell office:value-type="string">
            <text:p>2025-11-07…</text:p>
          </table:table-cell>
          <table:table-cell office:value-type="string">
            <text:p>date de la creation</text:p>
          </table:table-cell>
        </table:table-row>
        <table:table-row table:style-name="ro1">
          <table:table-cell table:style-name="ce4" office:value-type="string">
            <text:p>refresh_token</text:p>
          </table:table-cell>
          <table:table-cell office:value-type="string">
            <text:p>upd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ernière MAJ</text:p>
          </table:table-cell>
          <table:table-cell office:value-type="string">
            <text:p>2025-11-07…</text:p>
          </table:table-cell>
          <table:table-cell office:value-type="string">
            <text:p>Trigger updated_at</text:p>
          </table:table-cell>
        </table:table-row>
        <table:table-row table:style-name="ro1">
          <table:table-cell table:style-name="ce4" office:value-type="string">
            <text:p>refresh_token</text:p>
          </table:table-cell>
          <table:table-cell table:style-name="ce11" office:value-type="string">
            <text:p>revoked_at 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Date de révocation (si revoked = true)</text:p>
          </table:table-cell>
          <table:table-cell office:value-type="string">
            <text:p>2025-11-07…</text:p>
          </table:table-cell>
          <table:table-cell office:value-type="string">
            <text:p>règle métier: revoked = true ⇒ revoked_at NOT NULL (à gérer côté service)</text:p>
          </table:table-cell>
        </table:table-row>
        <table:table-row table:style-name="ro1">
          <table:table-cell table:style-name="ce5"/>
          <table:table-cell table:number-columns-repeated="9"/>
        </table:table-row>
        <table:table-row table:style-name="ro1">
          <table:table-cell table:style-name="ce6" office:value-type="string">
            <text:p>formateur</text:p>
          </table:table-cell>
          <table:table-cell office:value-type="string">
            <text:p>id_formateur</text:p>
          </table:table-cell>
          <table:table-cell office:value-type="string">
            <text:p>INTEGER</text:p>
          </table:table-cell>
          <table:table-cell office:value-type="string">
            <text:p>PK</text:p>
          </table:table-cell>
          <table:table-cell/>
          <table:table-cell office:value-type="string">
            <text:p>NOT NULL</text:p>
          </table:table-cell>
          <table:table-cell office:value-type="string">
            <text:p>identity</text:p>
          </table:table-cell>
          <table:table-cell office:value-type="string">
            <text:p>Identifiant technique</text:p>
          </table:table-cell>
          <table:table-cell office:value-type="float" office:value="1">
            <text:p>1</text:p>
          </table:table-cell>
          <table:table-cell office:value-type="string">
            <text:p>PRIMARY KEY <text:s/>UNIQUE auto-increment</text:p>
          </table:table-cell>
        </table:table-row>
        <table:table-row table:style-name="ro1">
          <table:table-cell table:style-name="ce6" office:value-type="string">
            <text:p>formateur</text:p>
          </table:table-cell>
          <table:table-cell office:value-type="string">
            <text:p>id_user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 office:value-type="string">
            <text:p>UNIQUE</text:p>
          </table:table-cell>
          <table:table-cell office:value-type="string">
            <text:p>NOT NULL</text:p>
          </table:table-cell>
          <table:table-cell/>
          <table:table-cell office:value-type="string">
            <text:p>Lien 1–1 vers utilisateur.id_user</text:p>
          </table:table-cell>
          <table:table-cell office:value-type="float" office:value="42">
            <text:p>42</text:p>
          </table:table-cell>
          <table:table-cell office:value-type="string">
            <text:p>FOREIGN KEY → utilisateur(id_user) ON UPDATE CASCADE ON DELETE RESTRICT ; UNIQUE(id_user)</text:p>
          </table:table-cell>
        </table:table-row>
        <table:table-row table:style-name="ro1">
          <table:table-cell table:style-name="ce6" office:value-type="string">
            <text:p>formateur</text:p>
          </table:table-cell>
          <table:table-cell office:value-type="string">
            <text:p>zone_km</text:p>
          </table:table-cell>
          <table:table-cell office:value-type="string">
            <text:p>SMALLINT</text:p>
          </table:table-cell>
          <table:table-cell table:number-columns-repeated="2"/>
          <table:table-cell office:value-type="string">
            <text:p>NOT NULL</text:p>
          </table:table-cell>
          <table:table-cell office:value-type="float" office:value="20">
            <text:p>20</text:p>
          </table:table-cell>
          <table:table-cell office:value-type="string">
            <text:p>Rayon max d’intervention (km)</text:p>
          </table:table-cell>
          <table:table-cell office:value-type="float" office:value="50">
            <text:p>50</text:p>
          </table:table-cell>
          <table:table-cell office:value-type="string">
            <text:p>CHECK (zone_km BETWEEN 0 AND 500)</text:p>
          </table:table-cell>
        </table:table-row>
        <table:table-row table:style-name="ro1">
          <table:table-cell table:style-name="ce6" office:value-type="string">
            <text:p>formateur</text:p>
          </table:table-cell>
          <table:table-cell office:value-type="string">
            <text:p>vehicule_perso</text:p>
          </table:table-cell>
          <table:table-cell office:value-type="string">
            <text:p>BOLEEAN</text:p>
          </table:table-cell>
          <table:table-cell table:number-columns-repeated="2"/>
          <table:table-cell office:value-type="string">
            <text:p>NOTNULL</text:p>
          </table:table-cell>
          <table:table-cell office:value-type="string">
            <text:p>false</text:p>
          </table:table-cell>
          <table:table-cell office:value-type="string">
            <text:p>Possède un véhicule personnel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table:style-name="ce6" office:value-type="string">
            <text:p>formateur</text:p>
          </table:table-cell>
          <table:table-cell office:value-type="string">
            <text:p>permis</text:p>
          </table:table-cell>
          <table:table-cell office:value-type="string">
            <text:p>BOLEEAN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false</text:p>
          </table:table-cell>
          <table:table-cell office:value-type="string">
            <text:p>Permis B (ou équivalent)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table:style-name="ce6" office:value-type="string">
            <text:p>formateur</text:p>
          </table:table-cell>
          <table:table-cell office:value-type="string">
            <text:p>mobilite_pref_json</text:p>
          </table:table-cell>
          <table:table-cell office:value-type="string">
            <text:p>JSONB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Préférences mobilité (priorités modes, etc.)</text:p>
          </table:table-cell>
          <table:table-cell office:value-type="string">
            <text:p>{''train : true ''}</text:p>
          </table:table-cell>
          <table:table-cell office:value-type="string">
            <text:p>json Valide</text:p>
          </table:table-cell>
        </table:table-row>
        <table:table-row table:style-name="ro1">
          <table:table-cell table:style-name="ce6" office:value-type="string">
            <text:p>formateur</text:p>
          </table:table-cell>
          <table:table-cell office:value-type="string">
            <text:p>disponibilite_json</text:p>
          </table:table-cell>
          <table:table-cell office:value-type="string">
            <text:p>JSONB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Créneaux/jours de dispo</text:p>
          </table:table-cell>
          <table:table-cell office:value-type="string">
            <text:p>{"lun": [["09:00","17:00"]]}</text:p>
          </table:table-cell>
          <table:table-cell office:value-type="string">
            <text:p>json Valide</text:p>
          </table:table-cell>
        </table:table-row>
        <table:table-row table:style-name="ro1">
          <table:table-cell table:style-name="ce6" office:value-type="string">
            <text:p>formateur</text:p>
          </table:table-cell>
          <table:table-cell office:value-type="string">
            <text:p>commentaire</text:p>
          </table:table-cell>
          <table:table-cell office:value-type="string">
            <text:p>TEXT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Notes internes</text:p>
          </table:table-cell>
          <table:table-cell table:number-columns-repeated="2"/>
        </table:table-row>
        <table:table-row table:style-name="ro1">
          <table:table-cell table:style-name="ce6" office:value-type="string">
            <text:p>formateur</text:p>
          </table:table-cell>
          <table:table-cell office:value-type="string">
            <text:p>cre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Création</text:p>
          </table:table-cell>
          <table:table-cell office:value-type="string">
            <text:p>2025-11-07…</text:p>
          </table:table-cell>
          <table:table-cell office:value-type="string">
            <text:p>DEFAULT now()</text:p>
          </table:table-cell>
        </table:table-row>
        <table:table-row table:style-name="ro1">
          <table:table-cell table:style-name="ce6" office:value-type="string">
            <text:p>formateur</text:p>
          </table:table-cell>
          <table:table-cell office:value-type="string">
            <text:p>upd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erniere mise à jour</text:p>
          </table:table-cell>
          <table:table-cell office:value-type="string">
            <text:p>2025-11-07…</text:p>
          </table:table-cell>
          <table:table-cell office:value-type="string">
            <text:p>DEFAULT now() ; trigger conseillé: updated_at = now()</text:p>
          </table:table-cell>
        </table:table-row>
        <table:table-row table:style-name="ro1">
          <table:table-cell table:style-name="ce5"/>
          <table:table-cell table:number-columns-repeated="9"/>
        </table:table-row>
        <table:table-row table:style-name="ro1">
          <table:table-cell office:value-type="string">
            <text:p>ecole</text:p>
          </table:table-cell>
          <table:table-cell office:value-type="string">
            <text:p>id_ecole</text:p>
          </table:table-cell>
          <table:table-cell office:value-type="string">
            <text:p>INTEGER</text:p>
          </table:table-cell>
          <table:table-cell office:value-type="string">
            <text:p>PK</text:p>
          </table:table-cell>
          <table:table-cell/>
          <table:table-cell office:value-type="string">
            <text:p>NOT NULL</text:p>
          </table:table-cell>
          <table:table-cell office:value-type="string">
            <text:p>identity</text:p>
          </table:table-cell>
          <table:table-cell office:value-type="string">
            <text:p>Identifiant technique</text:p>
          </table:table-cell>
          <table:table-cell office:value-type="float" office:value="1">
            <text:p>1</text:p>
          </table:table-cell>
          <table:table-cell office:value-type="string">
            <text:p>PRIMARY KEY ; auto-increment</text:p>
          </table:table-cell>
        </table:table-row>
        <table:table-row table:style-name="ro1">
          <table:table-cell office:value-type="string">
            <text:p>ecole</text:p>
          </table:table-cell>
          <table:table-cell office:value-type="string">
            <text:p>id_user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/>
          <table:table-cell office:value-type="string">
            <text:p>NOTNULL</text:p>
          </table:table-cell>
          <table:table-cell/>
          <table:table-cell office:value-type="string">
            <text:p>lien vers utilisateur.id_user</text:p>
          </table:table-cell>
          <table:table-cell/>
          <table:table-cell office:value-type="string">
            <text:p>FOREIGN KEY → ecole(id_ecole) ON UPDATE CASCADE ON DELETE CASCADE</text:p>
          </table:table-cell>
        </table:table-row>
        <table:table-row table:style-name="ro1">
          <table:table-cell office:value-type="string">
            <text:p>ecole</text:p>
          </table:table-cell>
          <table:table-cell office:value-type="string">
            <text:p>nom_ecole</text:p>
          </table:table-cell>
          <table:table-cell office:value-type="string">
            <text:p>VARCHAR(150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Nom officiel de l’établissement</text:p>
          </table:table-cell>
          <table:table-cell office:value-type="string">
            <text:p>Lycée Jean</text:p>
          </table:table-cell>
          <table:table-cell office:value-type="string">
            <text:p>CHAR_LENGTH(nom) ≤ 150</text:p>
          </table:table-cell>
        </table:table-row>
        <table:table-row table:style-name="ro1">
          <table:table-cell office:value-type="string">
            <text:p>ecole</text:p>
          </table:table-cell>
          <table:table-cell office:value-type="string">
            <text:p>adresse_l1</text:p>
          </table:table-cell>
          <table:table-cell office:value-type="string">
            <text:p>VARCHAR(200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Adresse (ligne 1)</text:p>
          </table:table-cell>
          <table:table-cell office:value-type="string">
            <text:p>10 rue des Écoles</text:p>
          </table:table-cell>
          <table:table-cell office:value-type="string">
            <text:p>CHAR_LENGTH(adresse_l1) ≤ 200</text:p>
          </table:table-cell>
        </table:table-row>
        <table:table-row table:style-name="ro1">
          <table:table-cell office:value-type="string">
            <text:p>ecole</text:p>
          </table:table-cell>
          <table:table-cell office:value-type="string">
            <text:p>adresse_l2</text:p>
          </table:table-cell>
          <table:table-cell office:value-type="string">
            <text:p>VARCHAR(200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Complément d’adresse</text:p>
          </table:table-cell>
          <table:table-cell office:value-type="string">
            <text:p>Bât. B</text:p>
          </table:table-cell>
          <table:table-cell office:value-type="string">
            <text:p>CHAR_LENGTH(adresse_l2) ≤ 200</text:p>
          </table:table-cell>
        </table:table-row>
        <table:table-row table:style-name="ro1">
          <table:table-cell office:value-type="string">
            <text:p>ecole</text:p>
          </table:table-cell>
          <table:table-cell office:value-type="string">
            <text:p>code_postal</text:p>
          </table:table-cell>
          <table:table-cell office:value-type="string">
            <text:p>VARCHAR(10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Code postal</text:p>
          </table:table-cell>
          <table:table-cell office:value-type="float" office:value="80000">
            <text:p>80000</text:p>
          </table:table-cell>
          <table:table-cell office:value-type="string">
            <text:p>CHAR_LENGTH(code_postal) ≤ 10</text:p>
          </table:table-cell>
        </table:table-row>
        <table:table-row table:style-name="ro1">
          <table:table-cell office:value-type="string">
            <text:p>ecole</text:p>
          </table:table-cell>
          <table:table-cell office:value-type="string">
            <text:p>ville</text:p>
          </table:table-cell>
          <table:table-cell office:value-type="string">
            <text:p>VARCHAR(120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Ville</text:p>
          </table:table-cell>
          <table:table-cell office:value-type="string">
            <text:p>Amiens</text:p>
          </table:table-cell>
          <table:table-cell office:value-type="string">
            <text:p>CHAR_LENGTH(ville) ≤ 120</text:p>
          </table:table-cell>
        </table:table-row>
        <table:table-row table:style-name="ro1">
          <table:table-cell office:value-type="string">
            <text:p>ecole</text:p>
          </table:table-cell>
          <table:table-cell office:value-type="string">
            <text:p>pays_code</text:p>
          </table:table-cell>
          <table:table-cell office:value-type="string">
            <text:p>CHAR(2)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FR'</text:p>
          </table:table-cell>
          <table:table-cell office:value-type="string">
            <text:p>Code pays ISO-3166-1 alpha-2</text:p>
          </table:table-cell>
          <table:table-cell office:value-type="string">
            <text:p>FR</text:p>
          </table:table-cell>
          <table:table-cell office:value-type="string">
            <text:p>CHECK (pays_code ~ '^[A-Z]{2}$') ; DEFAULT 'FR'</text:p>
          </table:table-cell>
        </table:table-row>
        <table:table-row table:style-name="ro1">
          <table:table-cell office:value-type="string">
            <text:p>ecole</text:p>
          </table:table-cell>
          <table:table-cell office:value-type="string">
            <text:p>lat</text:p>
          </table:table-cell>
          <table:table-cell office:value-type="string">
            <text:p>NUMERIC(9,6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Latitude (GPS)</text:p>
          </table:table-cell>
          <table:table-cell office:value-type="string">
            <text:p>49.894067</text:p>
          </table:table-cell>
          <table:table-cell office:value-type="string">
            <text:p>CHECK (lat BETWEEN -90 AND 90) OR lat IS NULL</text:p>
          </table:table-cell>
        </table:table-row>
        <table:table-row table:style-name="ro1">
          <table:table-cell office:value-type="string">
            <text:p>ecole</text:p>
          </table:table-cell>
          <table:table-cell table:style-name="ce11" office:value-type="string">
            <text:p>lon </text:p>
          </table:table-cell>
          <table:table-cell office:value-type="string">
            <text:p>NUMERIC(9,6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Longitude (GPS)</text:p>
          </table:table-cell>
          <table:table-cell office:value-type="string">
            <text:p>2.295753</text:p>
          </table:table-cell>
          <table:table-cell office:value-type="string">
            <text:p>CHECK (lat BETWEEN -180 AND180) OR lat IS NULL</text:p>
          </table:table-cell>
        </table:table-row>
        <table:table-row table:style-name="ro1">
          <table:table-cell office:value-type="string">
            <text:p>ecole</text:p>
          </table:table-cell>
          <table:table-cell office:value-type="string">
            <text:p>niveau_accessibilite</text:p>
          </table:table-cell>
          <table:table-cell office:value-type="string">
            <text:p>VARCHAR(10)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MOYENNE'</text:p>
          </table:table-cell>
          <table:table-cell office:value-type="string">
            <text:p>FACILE / MOYENNE / DIFFICILE</text:p>
          </table:table-cell>
          <table:table-cell office:value-type="string">
            <text:p>MOYENNE</text:p>
          </table:table-cell>
          <table:table-cell office:value-type="string">
            <text:p>CHECK (UPPER(niveau_accessibilite) IN ('FACILE','MOYENNE','DIFFICILE')) ; DEFAULT 'MOYENNE'</text:p>
          </table:table-cell>
        </table:table-row>
        <table:table-row table:style-name="ro1">
          <table:table-cell office:value-type="string">
            <text:p>ecole</text:p>
          </table:table-cell>
          <table:table-cell office:value-type="string">
            <text:p>infos_acces</text:p>
          </table:table-cell>
          <table:table-cell office:value-type="string">
            <text:p>TEXT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Infos d’accès détaillées</text:p>
          </table:table-cell>
          <table:table-cell office:value-type="string">
            <text:p>Parking PMR…</text:p>
          </table:table-cell>
          <table:table-cell/>
        </table:table-row>
        <table:table-row table:style-name="ro1">
          <table:table-cell office:value-type="string">
            <text:p>ecole</text:p>
          </table:table-cell>
          <table:table-cell office:value-type="string">
            <text:p>cre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Création</text:p>
          </table:table-cell>
          <table:table-cell office:value-type="string">
            <text:p>2025-11-07…</text:p>
          </table:table-cell>
          <table:table-cell office:value-type="string">
            <text:p>DEFAULT now()</text:p>
          </table:table-cell>
        </table:table-row>
        <table:table-row table:style-name="ro1">
          <table:table-cell office:value-type="string">
            <text:p>ecole</text:p>
          </table:table-cell>
          <table:table-cell office:value-type="string">
            <text:p>upd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ernière mise à jour</text:p>
          </table:table-cell>
          <table:table-cell office:value-type="string">
            <text:p>2025-11-07…</text:p>
          </table:table-cell>
          <table:table-cell office:value-type="string">
            <text:p>DEFAULT now() ; trigger conseillé: updated_at = now()</text:p>
          </table:table-cell>
        </table:table-row>
        <table:table-row table:style-name="ro1">
          <table:table-cell office:value-type="string">
            <text:p>ecole</text:p>
          </table:table-cell>
          <table:table-cell office:value-type="string">
            <text:p>(anti-doublon)</text:p>
          </table:table-cell>
          <table:table-cell table:number-columns-repeated="2"/>
          <table:table-cell office:value-type="string">
            <text:p>UNIQUE</text:p>
          </table:table-cell>
          <table:table-cell table:number-columns-repeated="2"/>
          <table:table-cell office:value-type="string">
            <text:p>Unicité logique établissement</text:p>
          </table:table-cell>
          <table:table-cell office:value-type="string">
            <text:p>(nom, CP, ville)</text:p>
          </table:table-cell>
          <table:table-cell office:value-type="string">
            <text:p>Index/contrainte UNIQUE (nom, code_postal, ville)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7" office:value-type="string">
            <text:p>responsable_accessibilite</text:p>
          </table:table-cell>
          <table:table-cell office:value-type="string">
            <text:p>id_responsable</text:p>
          </table:table-cell>
          <table:table-cell office:value-type="string">
            <text:p>INTEGER</text:p>
          </table:table-cell>
          <table:table-cell office:value-type="string">
            <text:p>PK</text:p>
          </table:table-cell>
          <table:table-cell/>
          <table:table-cell office:value-type="string">
            <text:p>NOT NULL</text:p>
          </table:table-cell>
          <table:table-cell office:value-type="string">
            <text:p>identity</text:p>
          </table:table-cell>
          <table:table-cell office:value-type="string">
            <text:p>Identifiant technique</text:p>
          </table:table-cell>
          <table:table-cell office:value-type="float" office:value="1">
            <text:p>1</text:p>
          </table:table-cell>
          <table:table-cell office:value-type="string">
            <text:p>PRIMARY KEY ; auto-increment</text:p>
          </table:table-cell>
        </table:table-row>
        <table:table-row table:style-name="ro1">
          <table:table-cell table:style-name="ce7" office:value-type="string">
            <text:p>responsable_accessibilite</text:p>
          </table:table-cell>
          <table:table-cell office:value-type="string">
            <text:p>id_ecole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/>
          <table:table-cell office:value-type="string">
            <text:p>NOT NULL</text:p>
          </table:table-cell>
          <table:table-cell/>
          <table:table-cell office:value-type="string">
            <text:p>Lien vers ecole.id_ecole</text:p>
          </table:table-cell>
          <table:table-cell office:value-type="float" office:value="1">
            <text:p>1</text:p>
          </table:table-cell>
          <table:table-cell office:value-type="string">
            <text:p>FOREIGN KEY → ecole(id_ecole) ON UPDATE CASCADE ON DELETE CASCADE</text:p>
          </table:table-cell>
        </table:table-row>
        <table:table-row table:style-name="ro1">
          <table:table-cell table:style-name="ce7" office:value-type="string">
            <text:p>responsable_accessibilite</text:p>
          </table:table-cell>
          <table:table-cell office:value-type="string">
            <text:p>NOM</text:p>
          </table:table-cell>
          <table:table-cell office:value-type="string">
            <text:p>VARCHAR(100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Nom du contact</text:p>
          </table:table-cell>
          <table:table-cell office:value-type="string">
            <text:p>Martin</text:p>
          </table:table-cell>
          <table:table-cell office:value-type="string">
            <text:p>CHAR_LENGTH(nom) ≤ 100</text:p>
          </table:table-cell>
        </table:table-row>
        <table:table-row table:style-name="ro1">
          <table:table-cell table:style-name="ce7" office:value-type="string">
            <text:p>responsable_accessibilite</text:p>
          </table:table-cell>
          <table:table-cell office:value-type="string">
            <text:p>prenom</text:p>
          </table:table-cell>
          <table:table-cell office:value-type="string">
            <text:p>VARCHAR(100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Prénom du contact</text:p>
          </table:table-cell>
          <table:table-cell office:value-type="string">
            <text:p>Alice</text:p>
          </table:table-cell>
          <table:table-cell office:value-type="string">
            <text:p>CHAR_LENGTH(prenom) ≤ 100</text:p>
          </table:table-cell>
        </table:table-row>
        <table:table-row table:style-name="ro1">
          <table:table-cell table:style-name="ce7" office:value-type="string">
            <text:p>responsable_accessibilite</text:p>
          </table:table-cell>
          <table:table-cell office:value-type="string">
            <text:p>fonction</text:p>
          </table:table-cell>
          <table:table-cell office:value-type="string">
            <text:p>VARCHAR(100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Fonction / rôle</text:p>
          </table:table-cell>
          <table:table-cell office:value-type="string">
            <text:p>Référent accessibilité</text:p>
          </table:table-cell>
          <table:table-cell office:value-type="string">
            <text:p>CHAR_LENGTH(fonction) ≤ 100</text:p>
          </table:table-cell>
        </table:table-row>
        <table:table-row table:style-name="ro1">
          <table:table-cell table:style-name="ce7" office:value-type="string">
            <text:p>responsable_accessibilite</text:p>
          </table:table-cell>
          <table:table-cell office:value-type="string">
            <text:p>telephone</text:p>
          </table:table-cell>
          <table:table-cell office:value-type="string">
            <text:p>VARCHAR(20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Téléphone (E.164)</text:p>
          </table:table-cell>
          <table:table-cell office:value-type="string">
            <text:p>'+33611223344''</text:p>
          </table:table-cell>
          <table:table-cell office:value-type="string">
            <text:p>CHAR_LENGTH(telephone) ≤ 20</text:p>
          </table:table-cell>
        </table:table-row>
        <table:table-row table:style-name="ro2">
          <table:table-cell table:style-name="ce7" office:value-type="string">
            <text:p>responsable_accessibilite</text:p>
          </table:table-cell>
          <table:table-cell office:value-type="string">
            <text:p>email</text:p>
          </table:table-cell>
          <table:table-cell office:value-type="string">
            <text:p>VARCHAR(150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Email de connexion</text:p>
          </table:table-cell>
          <table:table-cell office:value-type="string">
            <text:p><text:a xlink:href="mailto:contact@ecole.fr">contact@ecole.fr</text:a></text:p>
          </table:table-cell>
          <table:table-cell office:value-type="string">
            <text:p>CHAR_LENGTH(email) ≤ 150</text:p>
          </table:table-cell>
        </table:table-row>
        <table:table-row table:style-name="ro1">
          <table:table-cell table:style-name="ce7" office:value-type="string">
            <text:p>responsable_accessibilite</text:p>
          </table:table-cell>
          <table:table-cell office:value-type="string">
            <text:p>plage_horaire</text:p>
          </table:table-cell>
          <table:table-cell office:value-type="string">
            <text:p>VARCHAR(100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Lun–Ven 8–12 / 14–17</text:p>
          </table:table-cell>
          <table:table-cell office:value-type="string">
            <text:p>Ex. “Lun–Ven 8h–12h / 14h–17h”</text:p>
          </table:table-cell>
          <table:table-cell table:style-name="ce11" office:value-type="string">
            <text:p>CHAR_LENGTH(plage_horaire) ≤ 100 </text:p>
          </table:table-cell>
        </table:table-row>
        <table:table-row table:style-name="ro1">
          <table:table-cell table:style-name="ce7" office:value-type="string">
            <text:p>responsable_accessibilite</text:p>
          </table:table-cell>
          <table:table-cell table:style-name="ce11" office:value-type="string">
            <text:p>created_at 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Création</text:p>
          </table:table-cell>
          <table:table-cell office:value-type="string">
            <text:p>2025-11-07…</text:p>
          </table:table-cell>
          <table:table-cell office:value-type="string">
            <text:p>DEFAULT now()</text:p>
          </table:table-cell>
        </table:table-row>
        <table:table-row table:style-name="ro1">
          <table:table-cell table:style-name="ce7" office:value-type="string">
            <text:p>responsable_accessibilite</text:p>
          </table:table-cell>
          <table:table-cell office:value-type="string">
            <text:p>upd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ernière mise à jour</text:p>
          </table:table-cell>
          <table:table-cell office:value-type="string">
            <text:p>2025-11-07…</text:p>
          </table:table-cell>
          <table:table-cell office:value-type="string">
            <text:p>DEFAULT now() ; trigger conseillé: updated_at = now()</text:p>
          </table:table-cell>
        </table:table-row>
        <table:table-row table:style-name="ro1">
          <table:table-cell table:style-name="ce5"/>
          <table:table-cell table:number-columns-repeated="9"/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id_ordre_mission</text:p>
          </table:table-cell>
          <table:table-cell office:value-type="string">
            <text:p>INTEGER</text:p>
          </table:table-cell>
          <table:table-cell office:value-type="string">
            <text:p>PK</text:p>
          </table:table-cell>
          <table:table-cell/>
          <table:table-cell office:value-type="string">
            <text:p>NOT NULL</text:p>
          </table:table-cell>
          <table:table-cell office:value-type="string">
            <text:p>identify</text:p>
          </table:table-cell>
          <table:table-cell office:value-type="string">
            <text:p>Identifiant technique</text:p>
          </table:table-cell>
          <table:table-cell office:value-type="float" office:value="1">
            <text:p>1</text:p>
          </table:table-cell>
          <table:table-cell office:value-type="string">
            <text:p>PRIMARY KEY ; auto-increment</text:p>
          </table:table-cell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code_ordre</text:p>
          </table:table-cell>
          <table:table-cell office:value-type="string">
            <text:p>VARCHAR(30)</text:p>
          </table:table-cell>
          <table:table-cell/>
          <table:table-cell office:value-type="string">
            <text:p>UNIQUE</text:p>
          </table:table-cell>
          <table:table-cell office:value-type="string">
            <text:p>NOT NULL</text:p>
          </table:table-cell>
          <table:table-cell/>
          <table:table-cell office:value-type="string">
            <text:p>Code fonctionnel de l’OM</text:p>
          </table:table-cell>
          <table:table-cell office:value-type="string">
            <text:p>OM-2025-000123</text:p>
          </table:table-cell>
          <table:table-cell office:value-type="string">
            <text:p>CHAR_LENGTH(code) ≤ 30 ; UNIQUE(code)</text:p>
          </table:table-cell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id_formateur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/>
          <table:table-cell office:value-type="string">
            <text:p>NOT NULL</text:p>
          </table:table-cell>
          <table:table-cell/>
          <table:table-cell office:value-type="string">
            <text:p>Référence du formateur</text:p>
          </table:table-cell>
          <table:table-cell office:value-type="float" office:value="42">
            <text:p>42</text:p>
          </table:table-cell>
          <table:table-cell office:value-type="string">
            <text:p>FOREIGN KEY → formateur(id_formateur) ON UPDATE CASCADE ON DELETE RESTRICT</text:p>
          </table:table-cell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id_ecole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/>
          <table:table-cell office:value-type="string">
            <text:p>NOT NULL</text:p>
          </table:table-cell>
          <table:table-cell/>
          <table:table-cell office:value-type="string">
            <text:p>Établissement d’affectation</text:p>
          </table:table-cell>
          <table:table-cell office:value-type="float" office:value="7">
            <text:p>7</text:p>
          </table:table-cell>
          <table:table-cell office:value-type="string">
            <text:p>FOREIGN KEY → ecole(id_ecole) ON UPDATE CASCADE ON DELETE RESTRICT</text:p>
          </table:table-cell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id_user_createur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/>
          <table:table-cell office:value-type="string">
            <text:p>NOT NULL</text:p>
          </table:table-cell>
          <table:table-cell/>
          <table:table-cell office:value-type="string">
            <text:p>Utilisateur qui a créé l’OM</text:p>
          </table:table-cell>
          <table:table-cell office:value-type="float" office:value="1">
            <text:p>1</text:p>
          </table:table-cell>
          <table:table-cell office:value-type="string">
            <text:p>FK → UTILISATEUR.id_user, NOT NULL, rôle ∈ {ADMIN, GESTIONNAIRE} (contrainte métier/app)</text:p>
          </table:table-cell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id_user_validateur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 table:number-columns-repeated="3"/>
          <table:table-cell office:value-type="string">
            <text:p>Utilisateur qui valide l’OM (directeur / gestionnaire)</text:p>
          </table:table-cell>
          <table:table-cell office:value-type="float" office:value="7">
            <text:p>7</text:p>
          </table:table-cell>
          <table:table-cell office:value-type="string">
            <text:p>K → UTILISATEUR.id_user, NULL possible, rôle ∈ {ADMIN, GESTIONNAIRE, ECOLE} (contrainte métier/app)</text:p>
          </table:table-cell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date_debut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Début de mission</text:p>
          </table:table-cell>
          <table:table-cell table:style-name="ce15" office:value-type="date" office:date-value="2025-12-01">
            <text:p>01/12/25</text:p>
          </table:table-cell>
          <table:table-cell office:value-type="string">
            <text:p>CHECK (date_fin IS NULL OR date_debut ≤ date_fin)</text:p>
          </table:table-cell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date_fin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Fin de mission</text:p>
          </table:table-cell>
          <table:table-cell table:style-name="ce15" office:value-type="date" office:date-value="2025-12-03">
            <text:p>03/12/25</text:p>
          </table:table-cell>
          <table:table-cell office:value-type="string">
            <text:p>CHECK (date_fin IS NULL OR date_debut ≤ date_fin)</text:p>
          </table:table-cell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statut</text:p>
          </table:table-cell>
          <table:table-cell office:value-type="string">
            <text:p>VARCHAR(24)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BROUILLON'</text:p>
          </table:table-cell>
          <table:table-cell office:value-type="string">
            <text:p>Statut workflow</text:p>
          </table:table-cell>
          <table:table-cell office:value-type="string">
            <text:p>PROPOSE</text:p>
          </table:table-cell>
          <table:table-cell office:value-type="string">
            <text:p>CHECK (UPPER(statut) IN ('BROUILLON','PROPOSE','EN_ATTENTE_VALIDATION','VALIDE','SIGNE','CLOTURE','REJETE')) ; DEFAULT 'BROUILLON'</text:p>
          </table:table-cell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cout_total_estime</text:p>
          </table:table-cell>
          <table:table-cell office:value-type="string">
            <text:p>NUMERIC(10,2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Coût estimé (transport, etc.)</text:p>
          </table:table-cell>
          <table:table-cell office:value-type="float" office:value="132.5">
            <text:p>132,5</text:p>
          </table:table-cell>
          <table:table-cell office:value-type="string">
            <text:p>CHECK (cout_total_estime IS NULL OR cout_total_estime &gt;= 0)</text:p>
          </table:table-cell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commentaire</text:p>
          </table:table-cell>
          <table:table-cell office:value-type="string">
            <text:p>TEXT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Note interne</text:p>
          </table:table-cell>
          <table:table-cell table:number-columns-repeated="2"/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id_trajet_retenu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Trajet validé (quand choisi)</text:p>
          </table:table-cell>
          <table:table-cell office:value-type="float" office:value="99">
            <text:p>99</text:p>
          </table:table-cell>
          <table:table-cell office:value-type="string">
            <text:p>FOREIGN KEY → trajet(id_trajet) ON UPDATE CASCADE ON DELETE SET NULL ; Unicité logique: au plus un trajet “retenu=true” par OM</text:p>
          </table:table-cell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cre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Création</text:p>
          </table:table-cell>
          <table:table-cell office:value-type="string">
            <text:p>2025-11-07…</text:p>
          </table:table-cell>
          <table:table-cell office:value-type="string">
            <text:p>DEFAULT now()</text:p>
          </table:table-cell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upd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ernière MAJ</text:p>
          </table:table-cell>
          <table:table-cell office:value-type="string">
            <text:p>2025-11-07…</text:p>
          </table:table-cell>
          <table:table-cell office:value-type="string">
            <text:p>DEFAULT now() ; trigger conseillé updated_at = now()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9" office:value-type="string">
            <text:p>trajet</text:p>
          </table:table-cell>
          <table:table-cell office:value-type="string">
            <text:p>id_trajet</text:p>
          </table:table-cell>
          <table:table-cell office:value-type="string">
            <text:p>INTEGER</text:p>
          </table:table-cell>
          <table:table-cell office:value-type="string">
            <text:p>PK</text:p>
          </table:table-cell>
          <table:table-cell/>
          <table:table-cell office:value-type="string">
            <text:p>NOT NULL</text:p>
          </table:table-cell>
          <table:table-cell office:value-type="string">
            <text:p>identify</text:p>
          </table:table-cell>
          <table:table-cell office:value-type="string">
            <text:p>Identifiant technique</text:p>
          </table:table-cell>
          <table:table-cell office:value-type="float" office:value="99">
            <text:p>99</text:p>
          </table:table-cell>
          <table:table-cell office:value-type="string">
            <text:p>PRIMARY KEY ; auto-increment</text:p>
          </table:table-cell>
        </table:table-row>
        <table:table-row table:style-name="ro1">
          <table:table-cell table:style-name="ce9" office:value-type="string">
            <text:p>trajet</text:p>
          </table:table-cell>
          <table:table-cell office:value-type="string">
            <text:p>id_ordre_mission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/>
          <table:table-cell office:value-type="string">
            <text:p>NOT NULL</text:p>
          </table:table-cell>
          <table:table-cell/>
          <table:table-cell office:value-type="string">
            <text:p>Lien vers l’ordre de mission</text:p>
          </table:table-cell>
          <table:table-cell office:value-type="string">
            <text:p>10 rue des Écoles</text:p>
          </table:table-cell>
          <table:table-cell office:value-type="string">
            <text:p>FOREIGN KEY → ordre_mission(id_ordre_mission) ON UPDATE CASCADE ON DELETE CASCADE</text:p>
          </table:table-cell>
        </table:table-row>
        <table:table-row table:style-name="ro1">
          <table:table-cell table:style-name="ce9" office:value-type="string">
            <text:p>trajet</text:p>
          </table:table-cell>
          <table:table-cell office:value-type="string">
            <text:p>moyen_principal</text:p>
          </table:table-cell>
          <table:table-cell office:value-type="string">
            <text:p>VARCHAR(15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Mode dominant</text:p>
          </table:table-cell>
          <table:table-cell office:value-type="string">
            <text:p>TRAIN</text:p>
          </table:table-cell>
          <table:table-cell office:value-type="string">
            <text:p>CHECK (UPPER(moyen_principal) IN ('VOITURE','TRAIN','BUS','METRO','TRAM','AVION','COVOITURAGE','VELO','MARCHE','TAXI'))</text:p>
          </table:table-cell>
        </table:table-row>
        <table:table-row table:style-name="ro1">
          <table:table-cell table:style-name="ce9" office:value-type="string">
            <text:p>trajet</text:p>
          </table:table-cell>
          <table:table-cell office:value-type="string">
            <text:p>distance_km</text:p>
          </table:table-cell>
          <table:table-cell office:value-type="string">
            <text:p>NUMERIC(7,2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Distance estimée</text:p>
          </table:table-cell>
          <table:table-cell office:value-type="string">
            <text:p>145.30</text:p>
          </table:table-cell>
          <table:table-cell office:value-type="string">
            <text:p>CHECK (distance_km IS NULL OR distance_km &gt;= 0)</text:p>
          </table:table-cell>
        </table:table-row>
        <table:table-row table:style-name="ro1">
          <table:table-cell table:style-name="ce9" office:value-type="string">
            <text:p>trajet</text:p>
          </table:table-cell>
          <table:table-cell office:value-type="string">
            <text:p>duree_min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Durée estimée (minutes)</text:p>
          </table:table-cell>
          <table:table-cell office:value-type="float" office:value="185">
            <text:p>185</text:p>
          </table:table-cell>
          <table:table-cell office:value-type="string">
            <text:p>CHECK (duree_min IS NULL OR duree_min &gt;= 0)</text:p>
          </table:table-cell>
        </table:table-row>
        <table:table-row table:style-name="ro1">
          <table:table-cell table:style-name="ce9" office:value-type="string">
            <text:p>trajet</text:p>
          </table:table-cell>
          <table:table-cell office:value-type="string">
            <text:p>cout_estime</text:p>
          </table:table-cell>
          <table:table-cell office:value-type="string">
            <text:p>NUMERIC(10,2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Coût estimé total</text:p>
          </table:table-cell>
          <table:table-cell office:value-type="string">
            <text:p>89.90</text:p>
          </table:table-cell>
          <table:table-cell office:value-type="string">
            <text:p>CHECK (cout_estime IS NULL OR cout_estime &gt;= 0)</text:p>
          </table:table-cell>
        </table:table-row>
        <table:table-row table:style-name="ro1">
          <table:table-cell table:style-name="ce9" office:value-type="string">
            <text:p>trajet</text:p>
          </table:table-cell>
          <table:table-cell office:value-type="string">
            <text:p>itineraire_json</text:p>
          </table:table-cell>
          <table:table-cell office:value-type="string">
            <text:p>JSONB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Points/segments (GeoJSON simplifié / étapes)</text:p>
          </table:table-cell>
          <table:table-cell office:value-type="string">
            <text:p>{…}</text:p>
          </table:table-cell>
          <table:table-cell office:value-type="string">
            <text:p>json Valide</text:p>
          </table:table-cell>
        </table:table-row>
        <table:table-row table:style-name="ro1">
          <table:table-cell table:style-name="ce9" office:value-type="string">
            <text:p>trajet</text:p>
          </table:table-cell>
          <table:table-cell office:value-type="string">
            <text:p>propose_par</text:p>
          </table:table-cell>
          <table:table-cell office:value-type="string">
            <text:p>VARCHAR(15)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FORMATEUR'</text:p>
          </table:table-cell>
          <table:table-cell office:value-type="string">
            <text:p>Origine de la proposition</text:p>
          </table:table-cell>
          <table:table-cell office:value-type="string">
            <text:p>FORMATEUR</text:p>
          </table:table-cell>
          <table:table-cell office:value-type="string">
            <text:p>CHECK (UPPER(propose_par) IN ('FORMATEUR','SYSTEME','GESTIONNAIRE')) ; DEFAULT 'FORMATEUR'</text:p>
          </table:table-cell>
        </table:table-row>
        <table:table-row table:style-name="ro1">
          <table:table-cell table:style-name="ce9" office:value-type="string">
            <text:p>trajet</text:p>
          </table:table-cell>
          <table:table-cell office:value-type="string">
            <text:p>retenu</text:p>
          </table:table-cell>
          <table:table-cell office:value-type="string">
            <text:p>BOOLEAN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false</text:p>
          </table:table-cell>
          <table:table-cell office:value-type="string">
            <text:p>Trajet validé/retenu</text:p>
          </table:table-cell>
          <table:table-cell office:value-type="string">
            <text:p>true</text:p>
          </table:table-cell>
          <table:table-cell office:value-type="string">
            <text:p>DEFAULT false ; Partial UNIQUE UNIQUE (id_ordre_mission) WHERE (retenu = true) (au plus un trajet retenu par OM)</text:p>
          </table:table-cell>
        </table:table-row>
        <table:table-row table:style-name="ro1">
          <table:table-cell table:style-name="ce9" office:value-type="string">
            <text:p>trajet</text:p>
          </table:table-cell>
          <table:table-cell office:value-type="string">
            <text:p>cre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Création</text:p>
          </table:table-cell>
          <table:table-cell office:value-type="string">
            <text:p>2025-11-07…</text:p>
          </table:table-cell>
          <table:table-cell office:value-type="string">
            <text:p>DEFAULT now()</text:p>
          </table:table-cell>
        </table:table-row>
        <table:table-row table:style-name="ro1">
          <table:table-cell table:style-name="ce9" office:value-type="string">
            <text:p>trajet</text:p>
          </table:table-cell>
          <table:table-cell office:value-type="string">
            <text:p>upd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ernière MAJ</text:p>
          </table:table-cell>
          <table:table-cell office:value-type="string">
            <text:p>2025-11-07…</text:p>
          </table:table-cell>
          <table:table-cell office:value-type="string">
            <text:p>DEFAULT now() ; trigger conseillé updated_at = now()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>
            <text:p>correspondance</text:p>
          </table:table-cell>
          <table:table-cell office:value-type="string">
            <text:p>id_corresp</text:p>
          </table:table-cell>
          <table:table-cell office:value-type="string">
            <text:p>INTEGER</text:p>
          </table:table-cell>
          <table:table-cell office:value-type="string">
            <text:p>PK</text:p>
          </table:table-cell>
          <table:table-cell/>
          <table:table-cell office:value-type="string">
            <text:p>NOT NULL</text:p>
          </table:table-cell>
          <table:table-cell office:value-type="string">
            <text:p>identity</text:p>
          </table:table-cell>
          <table:table-cell office:value-type="string">
            <text:p>Identifiant technique</text:p>
          </table:table-cell>
          <table:table-cell office:value-type="float" office:value="301">
            <text:p>301</text:p>
          </table:table-cell>
          <table:table-cell office:value-type="string">
            <text:p>PRIMARY KEY ; auto-increment</text:p>
          </table:table-cell>
        </table:table-row>
        <table:table-row table:style-name="ro1">
          <table:table-cell office:value-type="string">
            <text:p>correspondance</text:p>
          </table:table-cell>
          <table:table-cell office:value-type="string">
            <text:p>id_trajet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/>
          <table:table-cell office:value-type="string">
            <text:p>NOT NULL</text:p>
          </table:table-cell>
          <table:table-cell/>
          <table:table-cell office:value-type="string">
            <text:p>Lien vers trajet.id_trajet</text:p>
          </table:table-cell>
          <table:table-cell office:value-type="float" office:value="99">
            <text:p>99</text:p>
          </table:table-cell>
          <table:table-cell office:value-type="string">
            <text:p>FOREIGN KEY → trajet(id_trajet) ON UPDATE CASCADE ON DELETE CASCADE</text:p>
          </table:table-cell>
        </table:table-row>
        <table:table-row table:style-name="ro1">
          <table:table-cell office:value-type="string">
            <text:p>correspondance</text:p>
          </table:table-cell>
          <table:table-cell office:value-type="string">
            <text:p>ordre</text:p>
          </table:table-cell>
          <table:table-cell office:value-type="string">
            <text:p>SMALLINT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Ordre d’enchaînement (1,2,3,…)</text:p>
          </table:table-cell>
          <table:table-cell office:value-type="float" office:value="1">
            <text:p>1</text:p>
          </table:table-cell>
          <table:table-cell office:value-type="string">
            <text:p>CHECK (ordre &gt;= 1) ; Unique par (id_trajet, ordre)</text:p>
          </table:table-cell>
        </table:table-row>
        <table:table-row table:style-name="ro1">
          <table:table-cell office:value-type="string">
            <text:p>correspondance</text:p>
          </table:table-cell>
          <table:table-cell office:value-type="string">
            <text:p>type_transport</text:p>
          </table:table-cell>
          <table:table-cell office:value-type="string">
            <text:p>VARCHAR(10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Type d’étape</text:p>
          </table:table-cell>
          <table:table-cell office:value-type="string">
            <text:p>TRAIN</text:p>
          </table:table-cell>
          <table:table-cell office:value-type="string">
            <text:p>CHECK (UPPER(type_transport) IN ('TRAIN','BUS','METRO','TRAM','AVION','MARCHE','VOITURE','TAXI'))</text:p>
          </table:table-cell>
        </table:table-row>
        <table:table-row table:style-name="ro1">
          <table:table-cell office:value-type="string">
            <text:p>correspondance</text:p>
          </table:table-cell>
          <table:table-cell office:value-type="string">
            <text:p>duree_min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Durée (minutes)</text:p>
          </table:table-cell>
          <table:table-cell office:value-type="float" office:value="35">
            <text:p>35</text:p>
          </table:table-cell>
          <table:table-cell office:value-type="string">
            <text:p>CHECK (duree_min IS NULL OR duree_min &gt;= 0)</text:p>
          </table:table-cell>
        </table:table-row>
        <table:table-row table:style-name="ro1">
          <table:table-cell office:value-type="string">
            <text:p>correspondance</text:p>
          </table:table-cell>
          <table:table-cell office:value-type="string">
            <text:p>cout</text:p>
          </table:table-cell>
          <table:table-cell office:value-type="string">
            <text:p>NUMERIC(10,2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Coût de l’étape</text:p>
          </table:table-cell>
          <table:table-cell table:style-name="ce15" office:value-type="date" office:date-value="1940-12-01">
            <text:p>01/12/40</text:p>
          </table:table-cell>
          <table:table-cell office:value-type="string">
            <text:p>CHECK (cout IS NULL OR cout &gt;= 0)</text:p>
          </table:table-cell>
        </table:table-row>
        <table:table-row table:style-name="ro1">
          <table:table-cell office:value-type="string">
            <text:p>correspondance</text:p>
          </table:table-cell>
          <table:table-cell office:value-type="string">
            <text:p>details</text:p>
          </table:table-cell>
          <table:table-cell office:value-type="string">
            <text:p>VARCHAR(200)</text:p>
          </table:table-cell>
          <table:table-cell table:number-columns-repeated="2"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correspondance</text:p>
          </table:table-cell>
          <table:table-cell office:value-type="string">
            <text:p>cre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creation</text:p>
          </table:table-cell>
          <table:table-cell office:value-type="string">
            <text:p>2025-11-07…</text:p>
          </table:table-cell>
          <table:table-cell office:value-type="string">
            <text:p>date de création DEFAULT now()</text:p>
          </table:table-cell>
        </table:table-row>
        <table:table-row table:style-name="ro1">
          <table:table-cell office:value-type="string">
            <text:p>correspondance</text:p>
          </table:table-cell>
          <table:table-cell office:value-type="string">
            <text:p>upd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mise a jour</text:p>
          </table:table-cell>
          <table:table-cell office:value-type="string">
            <text:p>2025-11-07…</text:p>
          </table:table-cell>
          <table:table-cell office:value-type="string">
            <text:p>date de mise a jour</text:p>
          </table:table-cell>
        </table:table-row>
        <table:table-row table:style-name="ro1">
          <table:table-cell table:style-name="ce5"/>
          <table:table-cell table:number-columns-repeated="9"/>
        </table:table-row>
        <table:table-row table:style-name="ro1">
          <table:table-cell table:style-name="ce10" office:value-type="string">
            <text:p>signature</text:p>
          </table:table-cell>
          <table:table-cell office:value-type="string">
            <text:p>id_signature</text:p>
          </table:table-cell>
          <table:table-cell office:value-type="string">
            <text:p>INTEGER</text:p>
          </table:table-cell>
          <table:table-cell office:value-type="string">
            <text:p>PK</text:p>
          </table:table-cell>
          <table:table-cell/>
          <table:table-cell office:value-type="string">
            <text:p>NOT NULL</text:p>
          </table:table-cell>
          <table:table-cell office:value-type="string">
            <text:p>identify</text:p>
          </table:table-cell>
          <table:table-cell office:value-type="string">
            <text:p>Identifiant technique</text:p>
          </table:table-cell>
          <table:table-cell office:value-type="float" office:value="10">
            <text:p>10</text:p>
          </table:table-cell>
          <table:table-cell office:value-type="string">
            <text:p>PRIMARY KEY ; auto-increment</text:p>
          </table:table-cell>
        </table:table-row>
        <table:table-row table:style-name="ro1">
          <table:table-cell table:style-name="ce10" office:value-type="string">
            <text:p>signature</text:p>
          </table:table-cell>
          <table:table-cell table:style-name="ce11" office:value-type="string">
            <text:p>id_ordre_mission 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 office:value-type="string">
            <text:p>UNIQUE</text:p>
          </table:table-cell>
          <table:table-cell office:value-type="string">
            <text:p>NOT NULL</text:p>
          </table:table-cell>
          <table:table-cell/>
          <table:table-cell office:value-type="string">
            <text:p>Lien vers ordre_mission</text:p>
          </table:table-cell>
          <table:table-cell office:value-type="float" office:value="1">
            <text:p>1</text:p>
          </table:table-cell>
          <table:table-cell office:value-type="string">
            <text:p>FOREIGN KEY → ordre_mission(id_ordre_mission) ON UPDATE CASCADE ON DELETE CASCADE ; UNIQUE(id_ordre_mission) (1 signature par OM)</text:p>
          </table:table-cell>
        </table:table-row>
        <table:table-row table:style-name="ro1">
          <table:table-cell table:style-name="ce10" office:value-type="string">
            <text:p>signature</text:p>
          </table:table-cell>
          <table:table-cell office:value-type="string">
            <text:p>etat</text:p>
          </table:table-cell>
          <table:table-cell office:value-type="string">
            <text:p>VARCHAR(12)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EN_ATTENTE'</text:p>
          </table:table-cell>
          <table:table-cell office:value-type="string">
            <text:p>État de signature</text:p>
          </table:table-cell>
          <table:table-cell office:value-type="string">
            <text:p>SIGNE</text:p>
          </table:table-cell>
          <table:table-cell office:value-type="string">
            <text:p>CHECK (UPPER(etat) IN ('EN_ATTENTE','SIGNE','REFUSE')) ; DEFAULT 'EN_ATTENTE'</text:p>
          </table:table-cell>
        </table:table-row>
        <table:table-row table:style-name="ro1">
          <table:table-cell table:style-name="ce10" office:value-type="string">
            <text:p>signature</text:p>
          </table:table-cell>
          <table:table-cell office:value-type="string">
            <text:p>fichier_path</text:p>
          </table:table-cell>
          <table:table-cell office:value-type="string">
            <text:p>VARCHAR(255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Chemin/URL du PDF signé</text:p>
          </table:table-cell>
          <table:table-cell office:value-type="string">
            <text:p>/sign/om-1.pdf</text:p>
          </table:table-cell>
          <table:table-cell office:value-type="string">
            <text:p>CHAR_LENGTH(fichier_path) ≤ 255</text:p>
          </table:table-cell>
        </table:table-row>
        <table:table-row table:style-name="ro1">
          <table:table-cell table:style-name="ce10" office:value-type="string">
            <text:p>signature</text:p>
          </table:table-cell>
          <table:table-cell office:value-type="string">
            <text:p>horodatage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Date/heure de la signature</text:p>
          </table:table-cell>
          <table:table-cell table:style-name="ce16" office:value-type="date" office:date-value="2025-12-01T09:42:00">
            <text:p>01/12/25 09:42</text:p>
          </table:table-cell>
          <table:table-cell/>
        </table:table-row>
        <table:table-row table:style-name="ro5">
          <table:table-cell table:style-name="ce10" office:value-type="string">
            <text:p>signature</text:p>
          </table:table-cell>
          <table:table-cell table:style-name="ce11" office:value-type="string">
            <text:p>id_signataire 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Utilisateur signataire (si traçabilité requise)</text:p>
          </table:table-cell>
          <table:table-cell office:value-type="float" office:value="5">
            <text:p>5</text:p>
          </table:table-cell>
          <table:table-cell office:value-type="string">
            <text:p>FOREIGN KEY → utilisateur(id_user) ON UPDATE CASCADE ON DELETE SET NULL</text:p>
          </table:table-cell>
        </table:table-row>
        <table:table-row table:style-name="ro1">
          <table:table-cell table:style-name="ce10" office:value-type="string">
            <text:p>signature</text:p>
          </table:table-cell>
          <table:table-cell office:value-type="string">
            <text:p>cre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Création</text:p>
          </table:table-cell>
          <table:table-cell office:value-type="string">
            <text:p>2025-11-07…</text:p>
          </table:table-cell>
          <table:table-cell table:style-name="ce11" office:value-type="string">
            <text:p>DEFAULT now() </text:p>
          </table:table-cell>
        </table:table-row>
        <table:table-row table:style-name="ro1">
          <table:table-cell table:style-name="ce10" office:value-type="string">
            <text:p>signature</text:p>
          </table:table-cell>
          <table:table-cell office:value-type="string">
            <text:p>upd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ernière MAJ</text:p>
          </table:table-cell>
          <table:table-cell office:value-type="string">
            <text:p>2025-11-07…</text:p>
          </table:table-cell>
          <table:table-cell office:value-type="string">
            <text:p>DEFAULT now() ; trigger conseillé </text:p>
          </table:table-cell>
        </table:table-row>
        <table:table-row table:style-name="ro1">
          <table:table-cell table:style-name="ce5"/>
          <table:table-cell table:number-columns-repeated="9"/>
        </table:table-row>
        <table:table-row table:style-name="ro1">
          <table:table-cell table:style-name="ce8" office:value-type="string">
            <text:p>notification</text:p>
          </table:table-cell>
          <table:table-cell office:value-type="string">
            <text:p>id_notification</text:p>
          </table:table-cell>
          <table:table-cell office:value-type="string">
            <text:p>INTEGER</text:p>
          </table:table-cell>
          <table:table-cell office:value-type="string">
            <text:p>PK</text:p>
          </table:table-cell>
          <table:table-cell/>
          <table:table-cell office:value-type="string">
            <text:p>NOT NULL</text:p>
          </table:table-cell>
          <table:table-cell office:value-type="string">
            <text:p>identify</text:p>
          </table:table-cell>
          <table:table-cell office:value-type="string">
            <text:p>Identifiant technique</text:p>
          </table:table-cell>
          <table:table-cell office:value-type="float" office:value="1">
            <text:p>1</text:p>
          </table:table-cell>
          <table:table-cell office:value-type="string">
            <text:p>PRIMARY KEY ; auto-increment</text:p>
          </table:table-cell>
        </table:table-row>
        <table:table-row table:style-name="ro1">
          <table:table-cell table:style-name="ce8" office:value-type="string">
            <text:p>notification</text:p>
          </table:table-cell>
          <table:table-cell office:value-type="string">
            <text:p>id_ordre_mission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/>
          <table:table-cell office:value-type="string">
            <text:p>NOT NULL</text:p>
          </table:table-cell>
          <table:table-cell/>
          <table:table-cell office:value-type="string">
            <text:p>Lien vers ordre_mission (contexte de l’envoi)</text:p>
          </table:table-cell>
          <table:table-cell office:value-type="float" office:value="1">
            <text:p>1</text:p>
          </table:table-cell>
          <table:table-cell office:value-type="string">
            <text:p>FOREIGN KEY → ordre_mission(id_ordre_mission) ON UPDATE CASCADE ON DELETE CASCADE</text:p>
          </table:table-cell>
        </table:table-row>
        <table:table-row table:style-name="ro1">
          <table:table-cell table:style-name="ce8" office:value-type="string">
            <text:p>notification</text:p>
          </table:table-cell>
          <table:table-cell office:value-type="string">
            <text:p>canal</text:p>
          </table:table-cell>
          <table:table-cell office:value-type="string">
            <text:p>VARCHAR(10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Canal d’envoi</text:p>
          </table:table-cell>
          <table:table-cell office:value-type="string">
            <text:p>SMS</text:p>
          </table:table-cell>
          <table:table-cell office:value-type="string">
            <text:p>CHECK (UPPER(canal) IN ('SMS','EMAIL'))</text:p>
          </table:table-cell>
        </table:table-row>
        <table:table-row table:style-name="ro1">
          <table:table-cell table:style-name="ce8" office:value-type="string">
            <text:p>notification</text:p>
          </table:table-cell>
          <table:table-cell office:value-type="string">
            <text:p>destinataire</text:p>
          </table:table-cell>
          <table:table-cell office:value-type="string">
            <text:p>VARCHAR(150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Adresse email ou téléphone E.164</text:p>
          </table:table-cell>
          <table:table-cell office:value-type="string">
            <text:p>'+33611223344''</text:p>
          </table:table-cell>
          <table:table-cell office:value-type="string">
            <text:p>CHAR_LENGTH(destinataire) ≤ 150</text:p>
          </table:table-cell>
        </table:table-row>
        <table:table-row table:style-name="ro1">
          <table:table-cell table:style-name="ce8" office:value-type="string">
            <text:p>notification</text:p>
          </table:table-cell>
          <table:table-cell office:value-type="string">
            <text:p>message</text:p>
          </table:table-cell>
          <table:table-cell office:value-type="string">
            <text:p>TEXT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Contenu</text:p>
          </table:table-cell>
          <table:table-cell office:value-type="string">
            <text:p>“Génère et signe ton OM”</text:p>
          </table:table-cell>
          <table:table-cell/>
        </table:table-row>
        <table:table-row table:style-name="ro1">
          <table:table-cell table:style-name="ce8" office:value-type="string">
            <text:p>notification</text:p>
          </table:table-cell>
          <table:table-cell office:value-type="string">
            <text:p>envoye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Datetime d’envoi effectif</text:p>
          </table:table-cell>
          <table:table-cell table:style-name="ce16" office:value-type="date" office:date-value="2025-11-11T10:05:00">
            <text:p>11/11/25 10:05</text:p>
          </table:table-cell>
          <table:table-cell/>
        </table:table-row>
        <table:table-row table:style-name="ro1">
          <table:table-cell table:style-name="ce8" office:value-type="string">
            <text:p>notification</text:p>
          </table:table-cell>
          <table:table-cell office:value-type="string">
            <text:p>provider_msg_id</text:p>
          </table:table-cell>
          <table:table-cell office:value-type="string">
            <text:p>VARCHAR(100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Identifiant retour (Twilio, Mailgun, …)</text:p>
          </table:table-cell>
          <table:table-cell table:style-name="ce11" office:value-type="string">
            <text:p>SM123… / &lt;msg-id&gt; </text:p>
          </table:table-cell>
          <table:table-cell office:value-type="string">
            <text:p>CHAR_LENGTH(provider_msg_id) ≤ 100 ; peut être unique si renseigné</text:p>
          </table:table-cell>
        </table:table-row>
        <table:table-row table:style-name="ro1">
          <table:table-cell table:style-name="ce8" office:value-type="string">
            <text:p>notification</text:p>
          </table:table-cell>
          <table:table-cell office:value-type="string">
            <text:p>etat</text:p>
          </table:table-cell>
          <table:table-cell office:value-type="string">
            <text:p>VARCHAR(10)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PENDING'</text:p>
          </table:table-cell>
          <table:table-cell office:value-type="string">
            <text:p>Statut d’envoi</text:p>
          </table:table-cell>
          <table:table-cell office:value-type="string">
            <text:p>SENT</text:p>
          </table:table-cell>
          <table:table-cell office:value-type="string">
            <text:p>CHECK (UPPER(etat) IN ('PENDING','SENT','FAILED')) ; DEFAULT 'PENDING'</text:p>
          </table:table-cell>
        </table:table-row>
        <table:table-row table:style-name="ro1">
          <table:table-cell table:style-name="ce8" office:value-type="string">
            <text:p>notification</text:p>
          </table:table-cell>
          <table:table-cell office:value-type="string">
            <text:p>cre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Création</text:p>
          </table:table-cell>
          <table:table-cell office:value-type="string">
            <text:p>2025-11-07…</text:p>
          </table:table-cell>
          <table:table-cell office:value-type="string">
            <text:p>DEFAULT now()</text:p>
          </table:table-cell>
        </table:table-row>
        <table:table-row table:style-name="ro1">
          <table:table-cell table:style-name="ce8" office:value-type="string">
            <text:p>notification</text:p>
          </table:table-cell>
          <table:table-cell office:value-type="string">
            <text:p>upd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ernière MAJ</text:p>
          </table:table-cell>
          <table:table-cell office:value-type="string">
            <text:p>2025-11-07…</text:p>
          </table:table-cell>
          <table:table-cell office:value-type="string">
            <text:p>DEFAULT now() ; trigger conseillé </text:p>
          </table:table-cell>
        </table:table-row>
        <table:table-row table:style-name="ro1">
          <table:table-cell table:style-name="ce5"/>
          <table:table-cell table:number-columns-repeated="9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18">18/11/2025</text:date>, <text:time>10:4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07T09:41:53.67</meta:creation-date>
    <dc:date>2025-11-18T10:41:58.20</dc:date>
    <meta:editing-duration>P1DT21H44M16S</meta:editing-duration>
    <meta:editing-cycles>98</meta:editing-cycles>
    <meta:generator>OpenOffice/4.1.15$Win32 OpenOffice.org_project/4115m2$Build-9813</meta:generator>
    <meta:document-statistic meta:table-count="3" meta:cell-count="1022" meta:object-count="0"/>
  </office:meta>
</office:document-meta>
</file>